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.base64Encod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il.encode( byte [ ] in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til.encode( InputStream in , OutputStream out , int le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4">
            <text:p text:style-name="Table_20_Contents">6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til.getBundleName( 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til.parseDelimitedString( String value , String delim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Util.getClassName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til.compareVersion( int [ ] v1 , int [ ] v2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